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PG Sans GPL&amp;GNU" svg:font-family="'BPG Sans GPL&amp;GNU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03907" officeooo:paragraph-rsid="00203907"/>
    </style:style>
    <style:style style:name="P2" style:family="paragraph" style:parent-style-name="Standard">
      <style:paragraph-properties fo:text-align="start" style:justify-single-word="false"/>
      <style:text-properties officeooo:rsid="00203907" officeooo:paragraph-rsid="00203907"/>
    </style:style>
    <style:style style:name="P3" style:family="paragraph" style:parent-style-name="Standard">
      <style:paragraph-properties fo:text-align="start" style:justify-single-word="false"/>
      <style:text-properties officeooo:rsid="00223e6f" officeooo:paragraph-rsid="00223e6f"/>
    </style:style>
    <style:style style:name="P4" style:family="paragraph" style:parent-style-name="Standard">
      <style:paragraph-properties fo:text-align="start" style:justify-single-word="false"/>
      <style:text-properties officeooo:rsid="00240d11" officeooo:paragraph-rsid="00240d11"/>
    </style:style>
    <style:style style:name="P5" style:family="paragraph" style:parent-style-name="Standard">
      <style:paragraph-properties fo:text-align="start" style:justify-single-word="false"/>
      <style:text-properties officeooo:rsid="00271629" officeooo:paragraph-rsid="00271629"/>
    </style:style>
    <style:style style:name="P6" style:family="paragraph" style:parent-style-name="Standard">
      <style:paragraph-properties fo:text-align="start" style:justify-single-word="false"/>
      <style:text-properties officeooo:rsid="00271629" officeooo:paragraph-rsid="00273331"/>
    </style:style>
    <style:style style:name="P7" style:family="paragraph" style:parent-style-name="Standard">
      <style:paragraph-properties fo:text-align="start" style:justify-single-word="false"/>
      <style:text-properties officeooo:rsid="0028507b" officeooo:paragraph-rsid="0028507b"/>
    </style:style>
    <style:style style:name="P8" style:family="paragraph" style:parent-style-name="Standard">
      <style:paragraph-properties fo:text-align="start" style:justify-single-word="false"/>
      <style:text-properties officeooo:rsid="002ba56b" officeooo:paragraph-rsid="002ba56b"/>
    </style:style>
    <style:style style:name="P9" style:family="paragraph" style:parent-style-name="Standard">
      <style:paragraph-properties fo:text-align="start" style:justify-single-word="false"/>
      <style:text-properties officeooo:rsid="002cb5e0" officeooo:paragraph-rsid="002cb5e0"/>
    </style:style>
    <style:style style:name="P10" style:family="paragraph" style:parent-style-name="Standard">
      <style:paragraph-properties fo:text-align="start" style:justify-single-word="false"/>
      <style:text-properties officeooo:paragraph-rsid="002cb5e0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23e6f" officeooo:paragraph-rsid="00223e6f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240d11" officeooo:paragraph-rsid="00240d11"/>
    </style:style>
    <style:style style:name="P13" style:family="paragraph" style:parent-style-name="Standard" style:list-style-name="L7">
      <style:paragraph-properties fo:text-align="start" style:justify-single-word="false"/>
      <style:text-properties officeooo:rsid="00240d11" officeooo:paragraph-rsid="002e5355"/>
    </style:style>
    <style:style style:name="P14" style:family="paragraph" style:parent-style-name="Standard" style:list-style-name="L3">
      <style:paragraph-properties fo:text-align="start" style:justify-single-word="false"/>
      <style:text-properties officeooo:rsid="00271629" officeooo:paragraph-rsid="00271629"/>
    </style:style>
    <style:style style:name="P15" style:family="paragraph" style:parent-style-name="Standard" style:list-style-name="L4">
      <style:paragraph-properties fo:text-align="start" style:justify-single-word="false"/>
      <style:text-properties officeooo:rsid="00271629" officeooo:paragraph-rsid="00271629"/>
    </style:style>
    <style:style style:name="P16" style:family="paragraph" style:parent-style-name="Standard" style:list-style-name="L5">
      <style:paragraph-properties fo:text-align="start" style:justify-single-word="false"/>
      <style:text-properties officeooo:rsid="00271629" officeooo:paragraph-rsid="00271629"/>
    </style:style>
    <style:style style:name="P17" style:family="paragraph" style:parent-style-name="Standard" style:list-style-name="L5">
      <style:paragraph-properties fo:text-align="start" style:justify-single-word="false"/>
      <style:text-properties officeooo:rsid="00271629" officeooo:paragraph-rsid="00273331"/>
    </style:style>
    <style:style style:name="P18" style:family="paragraph" style:parent-style-name="Standard" style:list-style-name="L6">
      <style:paragraph-properties fo:text-align="start" style:justify-single-word="false"/>
      <style:text-properties officeooo:rsid="0028507b" officeooo:paragraph-rsid="0028507b"/>
    </style:style>
    <style:style style:name="P19" style:family="paragraph" style:parent-style-name="Standard" style:list-style-name="L7">
      <style:paragraph-properties fo:text-align="start" style:justify-single-word="false"/>
      <style:text-properties officeooo:paragraph-rsid="002cb5e0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Sans GPL&amp;GN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2069da"/>
    </style:style>
    <style:style style:name="T2" style:family="text">
      <style:text-properties officeooo:rsid="00223e6f"/>
    </style:style>
    <style:style style:name="T3" style:family="text">
      <style:text-properties officeooo:rsid="00240d11"/>
    </style:style>
    <style:style style:name="T4" style:family="text">
      <style:text-properties officeooo:rsid="00271629"/>
    </style:style>
    <style:style style:name="T5" style:family="text">
      <style:text-properties officeooo:rsid="00273331"/>
    </style:style>
    <style:style style:name="T6" style:family="text">
      <style:text-properties officeooo:rsid="00276f3c"/>
    </style:style>
    <style:style style:name="T7" style:family="text">
      <style:text-properties officeooo:rsid="002cb5e0"/>
    </style:style>
    <style:style style:name="T8" style:family="text">
      <style:text-properties officeooo:rsid="002e5355"/>
    </style:style>
    <style:style style:name="T9" style:family="text">
      <style:text-properties officeooo:rsid="002ed860"/>
    </style:style>
    <style:style style:name="T10" style:family="text">
      <style:text-properties officeooo:rsid="00300bab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Sans GPL&amp;GN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marker-start="Extrémités_20_de_20_flèche_20_6"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draw:textarea-vertical-align="middle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draw:textarea-vertical-align="middle" fo:min-height="1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marker-end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marker-end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<text:span text:style-name="T2">C</text:span><text:span text:style-name="T1">T</text:span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><draw:frame text:anchor-type="paragraph" draw:z-index="1" draw:name="Forme1_3" draw:style-name="gr5" draw:text-style-name="P23" svg:width="10.849cm" svg:height="1.957cm" svg:x="5.689cm" svg:y="0.282cm"><draw:text-box><text:p text:style-name="P22"><text:span text:style-name="T11">WALLET</text:span></text:p></draw:text-box></draw:frame><draw:line text:anchor-type="paragraph" draw:z-index="2" draw:name="Forme2" draw:style-name="gr8" draw:text-style-name="P21" svg:x1="15.048cm" svg:y1="3.81cm" svg:x2="15.082cm" svg:y2="2.238cm"><text:p/></draw:line><draw:frame text:anchor-type="paragraph" draw:z-index="16" draw:name="Forme1_0" draw:style-name="gr5" draw:text-style-name="P23" svg:width="2.447cm" svg:height="1.957cm" svg:x="2.944cm" svg:y="0.282cm"><draw:text-box><text:p text:style-name="P22"><text:span text:style-name="T11">M</text:span><text:span text:style-name="T11">P</text:span><text:span text:style-name="T11">s</text:span></text:p></draw:text-box></draw:frame></text:p>
      <text:p text:style-name="P2"/>
      <text:p text:style-name="P2"/>
      <text:p text:style-name="P2"/>
      <text:p text:style-name="P2"><draw:line text:anchor-type="paragraph" draw:z-index="4" draw:name="Forme4" draw:style-name="gr7" draw:text-style-name="P21" svg:x1="7.872cm" svg:y1="0.058cm" svg:x2="7.872cm" svg:y2="1.63cm"><text:p/></draw:line><draw:frame text:anchor-type="paragraph" draw:z-index="5" draw:name="Forme3_0" draw:style-name="gr6" draw:text-style-name="P20" svg:width="1.721cm" svg:height="0.548cm" svg:x="7.872cm" svg:y="0.485cm"><draw:text-box><text:p>FCT-2</text:p></draw:text-box></draw:frame><draw:line text:anchor-type="paragraph" draw:z-index="9" draw:name="Forme5_0" draw:style-name="gr2" draw:text-style-name="P21" svg:x1="3.769cm" svg:y1="1.63cm" svg:x2="3.769cm" svg:y2="0.058cm"><text:p/></draw:line><draw:frame text:anchor-type="paragraph" draw:z-index="11" draw:name="Forme3_3" draw:style-name="gr6" draw:text-style-name="P20" svg:width="1.721cm" svg:height="0.548cm" svg:x="10.451cm" svg:y="0.487cm"><draw:text-box><text:p>FCT-5</text:p></draw:text-box></draw:frame><draw:line text:anchor-type="paragraph" draw:z-index="10" draw:name="Forme4_0" draw:style-name="gr7" draw:text-style-name="P21" svg:x1="11.476cm" svg:y1="1.63cm" svg:x2="11.51cm" svg:y2="0.058cm"><text:p/></draw:line><draw:line text:anchor-type="paragraph" draw:z-index="12" draw:name="Forme4_1" draw:style-name="gr7" draw:text-style-name="P21" svg:x1="13.296cm" svg:y1="1.63cm" svg:x2="13.33cm" svg:y2="0.058cm"><text:p/></draw:line><draw:line text:anchor-type="paragraph" draw:z-index="15" draw:name="Forme5_1" draw:style-name="gr2" draw:text-style-name="P21" svg:x1="9.756cm" svg:y1="1.63cm" svg:x2="9.756cm" svg:y2="0.058cm"><text:p/></draw:line><draw:line text:anchor-type="paragraph" draw:z-index="7" draw:name="Forme5" draw:style-name="gr2" draw:text-style-name="P21" svg:x1="6.285cm" svg:y1="1.63cm" svg:x2="6.285cm" svg:y2="0.058cm"><text:p/></draw:line></text:p>
      <text:p text:style-name="P2"><draw:frame text:anchor-type="paragraph" draw:z-index="3" draw:name="Forme3" draw:style-name="gr6" draw:text-style-name="P20" svg:width="1.721cm" svg:height="0.548cm" svg:x="15.577cm" svg:y="0.169cm"><draw:text-box><text:p>FCT -1</text:p></draw:text-box></draw:frame><draw:frame text:anchor-type="paragraph" draw:z-index="6" draw:name="Forme3_1" draw:style-name="gr6" draw:text-style-name="P20" svg:width="1.721cm" svg:height="0.548cm" svg:x="5.061cm" svg:y="0.007cm"><draw:text-box><text:p>FCT-3</text:p></draw:text-box></draw:frame><draw:frame text:anchor-type="paragraph" draw:z-index="8" draw:name="Forme3_2" draw:style-name="gr6" draw:text-style-name="P20" svg:width="1.721cm" svg:height="0.548cm" svg:x="9.16cm" svg:y="0.487cm"><draw:text-box><text:p>FCT-4</text:p></draw:text-box></draw:frame><draw:frame text:anchor-type="paragraph" draw:z-index="13" draw:name="Forme3_4" draw:style-name="gr6" draw:text-style-name="P20" svg:width="1.721cm" svg:height="0.548cm" svg:x="12.568cm" svg:y="0.139cm"><draw:text-box><text:p>FCT- 6</text:p></draw:text-box></draw:frame><draw:frame text:anchor-type="paragraph" draw:z-index="14" draw:name="Forme3_5" draw:style-name="gr6" draw:text-style-name="P20" svg:width="1.721cm" svg:height="0.548cm" svg:x="2.778cm" svg:y="0.538cm"><draw:text-box><text:p>FCT-7</text:p></draw:text-box></draw:frame></text:p>
      <text:p text:style-name="P2"><draw:frame text:anchor-type="paragraph" draw:z-index="0" draw:name="Forme1_1" draw:style-name="gr4" draw:text-style-name="P23" svg:width="13.891cm" svg:height="4.112cm" svg:x="2.778cm" svg:y="0.54cm"><draw:text-box><text:p text:style-name="P22"><text:span text:style-name="T11">MP - PROTOCOL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8" draw:name="Forme5_2" draw:style-name="gr3" draw:text-style-name="P21" svg:x1="11.709cm" svg:y1="2.166cm" svg:x2="11.675cm" svg:y2="0.291cm"><text:p/></draw:line><draw:line text:anchor-type="paragraph" draw:z-index="19" draw:name="Forme5_3" draw:style-name="gr2" draw:text-style-name="P21" svg:x1="7.972cm" svg:y1="2.166cm" svg:x2="7.938cm" svg:y2="0.291cm"><text:p/></draw:line></text:p>
      <text:p text:style-name="P2"><draw:frame text:anchor-type="paragraph" draw:z-index="20" draw:name="Forme3_6" draw:style-name="gr1" draw:text-style-name="P20" svg:width="2.911cm" svg:height="1.093cm" svg:x="8.202cm" svg:y="0.529cm"><draw:text-box><text:p>FCT-8</text:p></draw:text-box></draw:frame><draw:frame text:anchor-type="paragraph" draw:z-index="21" draw:name="Forme3_7" draw:style-name="gr1" draw:text-style-name="P20" svg:width="2.911cm" svg:height="1.093cm" svg:x="11.675cm" svg:y="0.265cm"><draw:text-box><text:p>FCT-9</text:p><text:p/></draw:text-box></draw:frame></text:p>
      <text:p text:style-name="P2"/>
      <text:p text:style-name="P2"><draw:frame text:anchor-type="paragraph" draw:z-index="17" draw:name="Forme1_2" draw:style-name="gr4" draw:text-style-name="P23" svg:width="13.891cm" svg:height="4.112cm" svg:x="3.043cm" svg:y="0.531cm"><draw:text-box><text:p text:style-name="P22"><text:span text:style-name="T11">MONO</text:span><text:span text:style-name="T11">POLY </text:span><text:span text:style-name="T11">GAME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7">UCT1</text:p>
      <text:p text:style-name="P2"/>
      <text:p text:style-name="P3">FCT-1 : Mint wallet</text:p>
      <text:list xml:id="list2428022705" text:style-name="L1">
        <text:list-item>
          <text:p text:style-name="P11">function mint(game) external {}</text:p>
        </text:list-item>
      </text:list>
      <text:p text:style-name="P3"/>
      <text:p text:style-name="P3">FCT-2 <text:span text:style-name="T3">deposit MPs and NFT </text:span><text:s/>: </text:p>
      <text:list xml:id="list169477847" text:style-name="L2">
        <text:list-item>
          <text:p text:style-name="P12">function deposit(IERC721 nft, <text:span text:style-name="T4">amount</text:span>) external {}</text:p>
        </text:list-item>
      </text:list>
      <text:p text:style-name="P4"/>
      <text:p text:style-name="P4">FCT-3 : <text:span text:style-name="T4">if minimum of pooling is reached order start game.</text:span></text:p>
      <text:list xml:id="list4116977755" text:style-name="L3">
        <text:list-item>
          <text:p text:style-name="P14">function startMP() external {}</text:p>
          <text:p text:style-name="P14"/>
        </text:list-item>
      </text:list>
      <text:p text:style-name="P5">FCT-4 : according to bot earn exchange NFT with MPs</text:p>
      <text:list xml:id="list2100472269" text:style-name="L4">
        <text:list-item>
          <text:p text:style-name="P15">function withdraw(IERC721 nft, amount) external {}</text:p>
        </text:list-item>
      </text:list>
      <text:p text:style-name="P5"/>
      <text:p text:style-name="P5">FCT-5 : get voided MPs.</text:p>
      <text:list xml:id="list2033934724" text:style-name="L5">
        <text:list-item>
          <text:p text:style-name="P16">function getVoidedMPs() external view {}</text:p>
        </text:list-item>
      </text:list>
      <text:p text:style-name="P5"/>
      <text:p text:style-name="P6">FCT- <text:span text:style-name="T5">6</text:span> : get <text:span text:style-name="T6">status </text:span><text:span text:style-name="T5">game </text:span>.</text:p>
      <text:list xml:id="list105956610995945" text:continue-numbering="true" text:style-name="L5">
        <text:list-item>
          <text:p text:style-name="P17">function <text:span text:style-name="T6">getStatus</text:span>() external view {}</text:p>
          <text:p text:style-name="P17"/>
        </text:list-item>
      </text:list>
      <text:p text:style-name="P7">FCT - 7 : after game ended mint reward in MPs</text:p>
      <text:list xml:id="list3460297015" text:style-name="L6">
        <text:list-item>
          <text:p text:style-name="P18">function mint() internal view{}</text:p>
        </text:list-item>
      </text:list>
      <text:p text:style-name="P4"/>
      <text:p text:style-name="P8">Déroulenemt <text:span text:style-name="T10">event status</text:span></text:p>
      <text:p text:style-name="P8"/>
      <text:p text:style-name="P8">function startCollectPrice() external {}</text:p>
      <text:p text:style-name="P8"/>
      <text:p text:style-name="P8">function startGame() external {}</text:p>
      <text:p text:style-name="P8"/>
      <text:p text:style-name="P8">function startRewarding() external{}</text:p>
      <text:p text:style-name="P8"/>
      <text:p text:style-name="P8"/>
      <text:p text:style-name="P9">UCT 2 : Fetch GAME info</text:p>
      <text:p text:style-name="P9"/>
      <text:p text:style-name="P9">FCT-<text:span text:style-name="T9">8</text:span> : fetch player information <text:span text:style-name="T8">at intialisation</text:span></text:p>
      <text:list xml:id="list3536675478" text:style-name="L7">
        <text:list-item>
          <text:p text:style-name="P19"><text:span text:style-name="T7">-</text:span><text:span text:style-name="T9">8</text:span><text:span text:style-name="T7">1 : function </text:span><text:span text:style-name="T8">setPlayer(Player _player) external onlyOwner{}</text:span></text:p>
        </text:list-item>
        <text:list-item>
          <text:p text:style-name="P19">-<text:span text:style-name="T9">8</text:span><text:span text:style-name="T8">3 : function stage(Stage stage) external onlyOwner{}</text:span></text:p>
        </text:list-item>
      </text:list>
      <text:p text:style-name="P10"/>
      <text:p text:style-name="P9"/>
      <text:p text:style-name="P9">FCT <text:span text:style-name="T9">9</text:span> : start game</text:p>
      <text:list xml:id="list105957067116950" text:continue-numbering="true" text:style-name="L7">
        <text:list-item>
          <text:p text:style-name="P13">-<text:span text:style-name="T9">9</text:span><text:span text:style-name="T8">1 : function updatePlayer(Player _player) external onlyOwner{</text:span><text:span text:style-name="T9">}</text:span></text:p>
        </text:list-item>
        <text:list-item>
          <text:p text:style-name="P13">-<text:span text:style-name="T9">9</text:span><text:span text:style-name="T8">2 : </text:span><text:span text:style-name="T9">readyToRumble(uint start) external onlyOwner{}</text:span></text:p>
        </text:list-item>
      </text:list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text:s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BPG Sans GPL&amp;GNU" svg:font-family="'BPG Sans GPL&amp;GNU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0 20 13" svg:d="M0 13l10-13 10 13z"/>
    <draw:marker draw:name="Extrémités_20_de_20_flèche_20_3" draw:display-name="Extrémités de flèche 3" svg:viewBox="0 0 20 13" svg:d="M0 13l10-13 10 13z"/>
    <draw:marker draw:name="Extrémités_20_de_20_flèche_20_4" draw:display-name="Extrémités de flèche 4" svg:viewBox="0 0 20 13" svg:d="M0 13l10-13 10 13z"/>
    <draw:marker draw:name="Extrémités_20_de_20_flèche_20_5" draw:display-name="Extrémités de flèche 5" svg:viewBox="0 0 20 13" svg:d="M0 13l10-13 10 13z"/>
    <draw:marker draw:name="Extrémités_20_de_20_flèche_20_6" draw:display-name="Extrémités de flèche 6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BPG Sans GPL&amp;GN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PG Sans GPL&amp;GN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PG Sans GPL&amp;GNU" fo:font-family="'BPG Sans GPL&amp;GNU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PG Sans GPL&amp;GNU" fo:font-family="'BPG Sans GPL&amp;GNU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PG Sans GPL&amp;GNU" fo:font-family="'BPG Sans GPL&amp;GNU'" style:font-family-generic="swiss"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13:07:32.715154408</meta:creation-date>
    <dc:date>2022-01-10T10:59:54.916202255</dc:date>
    <meta:editing-duration>PT1H48M50S</meta:editing-duration>
    <meta:editing-cycles>10</meta:editing-cycles>
    <meta:generator>LibreOffice/7.0.4.2$Linux_X86_64 LibreOffice_project/00$Build-2</meta:generator>
    <meta:document-statistic meta:table-count="0" meta:image-count="0" meta:object-count="0" meta:page-count="3" meta:paragraph-count="30" meta:word-count="162" meta:character-count="993" meta:non-whitespace-character-count="868"/>
  </office:meta>
</office:document-meta>
</file>